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>
            <text:p>Yi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table:formula="of:=SUM([.B2:.F2])/COUNT([.B2:.F2])" office:value-type="float" office:value="22.2">
            <text:p>22,2</text:p>
          </table:table-cell>
          <table:table-cell table:formula="of:=([.G2]-[.$G$7])^2" office:value-type="float" office:value="5.76000000000001">
            <text:p>5,76</text:p>
          </table:table-cell>
          <table:table-cell office:value-type="string">
            <text:p>A</text:p>
          </table:table-cell>
          <table:table-cell table:formula="of:=SUM([.B2];[.F3];[.E4];[.D5];[.C6])/COUNT([.B2];[.F3];[.E4];[.D5];[.C6])" office:value-type="float" office:value="24.6">
            <text:p>24,6</text:p>
          </table:table-cell>
          <table:table-cell table:formula="of:=([.J2]-[.$G$7])^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SUM([.B3:.F3])/COUNT([.B3:.F3])" office:value-type="float" office:value="24.8">
            <text:p>24,8</text:p>
          </table:table-cell>
          <table:table-cell table:formula="of:=([.G3]-[.$G$7])^2" office:value-type="float" office:value="0.0399999999999997">
            <text:p>0,04</text:p>
          </table:table-cell>
          <table:table-cell office:value-type="string">
            <text:p>B</text:p>
          </table:table-cell>
          <table:table-cell table:formula="of:=SUM([.B3];[.F4];[.E5];[.D6];[.C2])/COUNT([.B3];[.F4];[.E5];[.D6];[.C2])" office:value-type="float" office:value="20.2">
            <text:p>20,2</text:p>
          </table:table-cell>
          <table:table-cell table:formula="of:=([.J3]-[.$G$7])^2" office:value-type="float" office:value="19.36">
            <text:p>19,36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SUM([.B4:.F4])/COUNT([.B4:.F4])" office:value-type="float" office:value="24">
            <text:p>24</text:p>
          </table:table-cell>
          <table:table-cell table:formula="of:=([.G4]-[.$G$7])^2" office:value-type="float" office:value="0.360000000000002">
            <text:p>0,36</text:p>
          </table:table-cell>
          <table:table-cell office:value-type="string">
            <text:p>C</text:p>
          </table:table-cell>
          <table:table-cell table:formula="of:=SUM([.B4];[.F5];[.E6];[.D2];[.C3])/COUNT([.B4];[.F5];[.E6];[.D2];[.C3])" office:value-type="float" office:value="22.4">
            <text:p>22,4</text:p>
          </table:table-cell>
          <table:table-cell table:formula="of:=([.J4]-[.$G$7])^2" office:value-type="float" office:value="4.84000000000001">
            <text:p>4,84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SUM([.B5:.F5])/COUNT([.B5:.F5])" office:value-type="float" office:value="25.6">
            <text:p>25,6</text:p>
          </table:table-cell>
          <table:table-cell table:formula="of:=([.G5]-[.$G$7])^2" office:value-type="float" office:value="1">
            <text:p>1</text:p>
          </table:table-cell>
          <table:table-cell office:value-type="string">
            <text:p>D</text:p>
          </table:table-cell>
          <table:table-cell table:formula="of:=SUM([.B5];[.F6];[.E2];[.D3];[.C4])/COUNT([.B5];[.F6];[.E2];[.D3];[.C4])" office:value-type="float" office:value="29.8">
            <text:p>29,8</text:p>
          </table:table-cell>
          <table:table-cell table:formula="of:=([.J5]-[.$G$7])^2" office:value-type="float" office:value="27.04">
            <text:p>27,04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SUM([.B6:.F6])/COUNT([.B6:.F6])" office:value-type="float" office:value="26.4">
            <text:p>26,4</text:p>
          </table:table-cell>
          <table:table-cell table:formula="of:=([.G6]-[.$G$7])^2" office:value-type="float" office:value="3.23999999999999">
            <text:p>3,24</text:p>
          </table:table-cell>
          <table:table-cell office:value-type="string">
            <text:p>E</text:p>
          </table:table-cell>
          <table:table-cell table:formula="of:=SUM([.B6];[.F2];[.E3];[.D4];[.C5])/COUNT([.B6];[.F2];[.E3];[.D4];[.C5])" office:value-type="float" office:value="26">
            <text:p>26</text:p>
          </table:table-cell>
          <table:table-cell table:formula="of:=([.J6]-[.$G$7])^2" office:value-type="float" office:value="1.96">
            <text:p>1,96</text:p>
          </table:table-cell>
        </table:table-row>
        <table:table-row table:style-name="ro2">
          <table:table-cell/>
          <table:table-cell table:formula="of:=SUM([.B2:.B6])/COUNT([.B2:.B6])" office:value-type="float" office:value="21.4">
            <text:p>21,4</text:p>
          </table:table-cell>
          <table:table-cell table:formula="of:=SUM([.C2:.C6])/COUNT([.C2:.C6])" office:value-type="float" office:value="28.6">
            <text:p>28,6</text:p>
          </table:table-cell>
          <table:table-cell table:formula="of:=SUM([.D2:.D6])/COUNT([.D2:.D6])" office:value-type="float" office:value="24.2">
            <text:p>24,2</text:p>
          </table:table-cell>
          <table:table-cell table:formula="of:=SUM([.E2:.E6])/COUNT([.E2:.E6])" office:value-type="float" office:value="24">
            <text:p>24</text:p>
          </table:table-cell>
          <table:table-cell table:formula="of:=SUM([.F2:.F6])/COUNT([.F2:.F6])" office:value-type="float" office:value="24.8">
            <text:p>24,8</text:p>
          </table:table-cell>
          <table:table-cell table:formula="of:=SUM([.B2:.F6])/COUNT([.B2:.F6])" office:value-type="float" office:value="24.6">
            <text:p>24,6</text:p>
          </table:table-cell>
          <table:table-cell table:formula="of:=SUM([.H2:.H6])" office:value-type="float" office:value="10.4">
            <text:p>10,4</text:p>
          </table:table-cell>
          <table:table-cell table:number-columns-repeated="2"/>
          <table:table-cell table:formula="of:=SUM([.K2:.K6])" office:value-type="float" office:value="53.2">
            <text:p>53,2</text:p>
          </table:table-cell>
        </table:table-row>
        <table:table-row table:style-name="ro2">
          <table:table-cell/>
          <table:table-cell table:formula="of:=([.B7]-[.$G$7])^2" office:value-type="float" office:value="10.24">
            <text:p>10,24</text:p>
          </table:table-cell>
          <table:table-cell table:formula="of:=([.C7]-[.$G$7])^2" office:value-type="float" office:value="16">
            <text:p>16</text:p>
          </table:table-cell>
          <table:table-cell table:formula="of:=([.D7]-[.$G$7])^2" office:value-type="float" office:value="0.160000000000002">
            <text:p>0,16</text:p>
          </table:table-cell>
          <table:table-cell table:formula="of:=([.E7]-[.$G$7])^2" office:value-type="float" office:value="0.360000000000002">
            <text:p>0,36</text:p>
          </table:table-cell>
          <table:table-cell table:formula="of:=([.F7]-[.$G$7])^2" office:value-type="float" office:value="0.0399999999999997">
            <text:p>0,04</text:p>
          </table:table-cell>
          <table:table-cell table:formula="of:=SUM([.B8:.F8])" office:value-type="float" office:value="26.8">
            <text:p>26,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([.B2]-[.$G$7])^2" office:value-type="float" office:value="0.360000000000002">
            <text:p>0,36</text:p>
          </table:table-cell>
          <table:table-cell table:formula="of:=([.C2]-[.$G$7])^2" office:value-type="float" office:value="21.16">
            <text:p>21,16</text:p>
          </table:table-cell>
          <table:table-cell table:formula="of:=([.D2]-[.$G$7])^2" office:value-type="float" office:value="31.36">
            <text:p>31,36</text:p>
          </table:table-cell>
          <table:table-cell table:formula="of:=([.E2]-[.$G$7])^2" office:value-type="float" office:value="0.360000000000002">
            <text:p>0,36</text:p>
          </table:table-cell>
          <table:table-cell table:formula="of:=([.F2]-[.$G$7])^2" office:value-type="float" office:value="0.360000000000002">
            <text:p>0,36</text:p>
          </table:table-cell>
          <table:table-cell table:number-columns-repeated="5"/>
        </table:table-row>
        <table:table-row table:style-name="ro2">
          <table:table-cell/>
          <table:table-cell table:formula="of:=([.B3]-[.$G$7])^2" office:value-type="float" office:value="57.76">
            <text:p>57,76</text:p>
          </table:table-cell>
          <table:table-cell table:formula="of:=([.C3]-[.$G$7])^2" office:value-type="float" office:value="0.360000000000002">
            <text:p>0,36</text:p>
          </table:table-cell>
          <table:table-cell table:formula="of:=([.D3]-[.$G$7])^2" office:value-type="float" office:value="29.16">
            <text:p>29,16</text:p>
          </table:table-cell>
          <table:table-cell table:formula="of:=([.E3]-[.$G$7])^2" office:value-type="float" office:value="5.75999999999999">
            <text:p>5,76</text:p>
          </table:table-cell>
          <table:table-cell table:formula="of:=([.F3]-[.$G$7])^2" office:value-type="float" office:value="1.96">
            <text:p>1,96</text:p>
          </table:table-cell>
          <table:table-cell table:number-columns-repeated="5"/>
        </table:table-row>
        <table:table-row table:style-name="ro2">
          <table:table-cell/>
          <table:table-cell table:formula="of:=([.B4]-[.$G$7])^2" office:value-type="float" office:value="43.56">
            <text:p>43,56</text:p>
          </table:table-cell>
          <table:table-cell table:formula="of:=([.C4]-[.$G$7])^2" office:value-type="float" office:value="179.56">
            <text:p>179,56</text:p>
          </table:table-cell>
          <table:table-cell table:formula="of:=([.D4]-[.$G$7])^2" office:value-type="float" office:value="1.96">
            <text:p>1,96</text:p>
          </table:table-cell>
          <table:table-cell table:formula="of:=([.E4]-[.$G$7])^2" office:value-type="float" office:value="57.76">
            <text:p>57,76</text:p>
          </table:table-cell>
          <table:table-cell table:formula="of:=([.F4]-[.$G$7])^2" office:value-type="float" office:value="12.96">
            <text:p>12,96</text:p>
          </table:table-cell>
          <table:table-cell table:number-columns-repeated="5"/>
        </table:table-row>
        <table:table-row table:style-name="ro2">
          <table:table-cell/>
          <table:table-cell table:formula="of:=([.B5]-[.$G$7])^2" office:value-type="float" office:value="1.96">
            <text:p>1,96</text:p>
          </table:table-cell>
          <table:table-cell table:formula="of:=([.C5]-[.$G$7])^2" office:value-type="float" office:value="40.96">
            <text:p>40,96</text:p>
          </table:table-cell>
          <table:table-cell table:formula="of:=([.D5]-[.$G$7])^2" office:value-type="float" office:value="1.96">
            <text:p>1,96</text:p>
          </table:table-cell>
          <table:table-cell table:formula="of:=([.E5]-[.$G$7])^2" office:value-type="float" office:value="2.56">
            <text:p>2,56</text:p>
          </table:table-cell>
          <table:table-cell table:formula="of:=([.F5]-[.$G$7])^2" office:value-type="float" office:value="6.76000000000001">
            <text:p>6,76</text:p>
          </table:table-cell>
          <table:table-cell table:number-columns-repeated="5"/>
        </table:table-row>
        <table:table-row table:style-name="ro2">
          <table:table-cell/>
          <table:table-cell table:formula="of:=([.B6]-[.$G$7])^2" office:value-type="float" office:value="6.76000000000001">
            <text:p>6,76</text:p>
          </table:table-cell>
          <table:table-cell table:formula="of:=([.C6]-[.$G$7])^2" office:value-type="float" office:value="29.16">
            <text:p>29,16</text:p>
          </table:table-cell>
          <table:table-cell table:formula="of:=([.D6]-[.$G$7])^2" office:value-type="float" office:value="21.16">
            <text:p>21,16</text:p>
          </table:table-cell>
          <table:table-cell table:formula="of:=([.E6]-[.$G$7])^2" office:value-type="float" office:value="19.36">
            <text:p>19,36</text:p>
          </table:table-cell>
          <table:table-cell table:formula="of:=([.F6]-[.$G$7])^2" office:value-type="float" office:value="40.96">
            <text:p>40,96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Fila</text:p>
          </table:table-cell>
          <table:table-cell office:value-type="float" office:value="4">
            <text:p>4</text:p>
          </table:table-cell>
          <table:table-cell table:formula="of:=5*5*SUM([.H2:.H6])" office:value-type="float" office:value="260">
            <text:p>260</text:p>
          </table:table-cell>
          <table:table-cell table:formula="of:=[.C17]/[.B17]" office:value-type="float" office:value="65">
            <text:p>65</text:p>
          </table:table-cell>
          <table:table-cell table:formula="of:=[.D17]/[.$D$20]" office:value-type="float" office:value="1.26829268292683">
            <text:p>1,27</text:p>
          </table:table-cell>
          <table:table-cell table:number-columns-repeated="6"/>
        </table:table-row>
        <table:table-row table:style-name="ro2">
          <table:table-cell office:value-type="string">
            <text:p>Columna</text:p>
          </table:table-cell>
          <table:table-cell office:value-type="float" office:value="4">
            <text:p>4</text:p>
          </table:table-cell>
          <table:table-cell table:formula="of:=5*5*SUM([.B8:.F8])" office:value-type="float" office:value="670">
            <text:p>670</text:p>
          </table:table-cell>
          <table:table-cell table:formula="of:=[.C18]/[.B18]" office:value-type="float" office:value="167.5">
            <text:p>167,5</text:p>
          </table:table-cell>
          <table:table-cell table:formula="of:=[.D18]/[.$D$20]" office:value-type="float" office:value="3.26829268292683">
            <text:p>3,27</text:p>
          </table:table-cell>
          <table:table-cell table:number-columns-repeated="6"/>
        </table:table-row>
        <table:table-row table:style-name="ro1">
          <table:table-cell office:value-type="string">
            <text:p>Trat</text:p>
          </table:table-cell>
          <table:table-cell office:value-type="float" office:value="4">
            <text:p>4</text:p>
          </table:table-cell>
          <table:table-cell table:formula="of:=5*5*SUM([.K2:.K6])" office:value-type="float" office:value="1330">
            <text:p>1330</text:p>
          </table:table-cell>
          <table:table-cell table:formula="of:=[.C19]/[.B19]" office:value-type="float" office:value="332.5">
            <text:p>332,5</text:p>
          </table:table-cell>
          <table:table-cell table:formula="of:=[.D19]/[.$D$20]" office:value-type="float" office:value="6.48780487804879">
            <text:p>6,49</text:p>
          </table:table-cell>
          <table:table-cell table:number-columns-repeated="6"/>
        </table:table-row>
        <table:table-row table:style-name="ro2">
          <table:table-cell office:value-type="string">
            <text:p>Error</text:p>
          </table:table-cell>
          <table:table-cell table:formula="of:=4*3" office:value-type="float" office:value="12">
            <text:p>12</text:p>
          </table:table-cell>
          <table:table-cell table:formula="of:=[.C21]-[.C19]-[.C18]-[.C17]" office:value-type="float" office:value="820">
            <text:p>820</text:p>
          </table:table-cell>
          <table:table-cell table:formula="of:=[.C20]/(4*4)" office:value-type="float" office:value="51.25">
            <text:p>51,25</text:p>
          </table:table-cell>
          <table:table-cell table:number-columns-repeated="7"/>
        </table:table-row>
        <table:table-row table:style-name="ro2">
          <table:table-cell office:value-type="string">
            <text:p>Total</text:p>
          </table:table-cell>
          <table:table-cell table:formula="of:=5^2-1" office:value-type="float" office:value="24">
            <text:p>24</text:p>
          </table:table-cell>
          <table:table-cell table:formula="of:=5*SUM([.B10:.F14])" office:value-type="float" office:value="3080">
            <text:p>3080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1">21/11/2008</text:date>, <text:time>20:4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1T20:16:49.90</meta:creation-date>
    <dc:date>2008-11-21T20:44:15.51</dc:date>
    <meta:editing-duration>PT00H12M15S</meta:editing-duration>
    <meta:editing-cycles>1</meta:editing-cycles>
    <meta:document-statistic meta:table-count="3" meta:cell-count="112" meta:object-count="0"/>
    <meta:generator>OpenOffice.org/3.0$Win32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